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Preformatted_20_Text">
      <style:paragraph-properties style:writing-mode="lr-tb"/>
      <style:text-properties fo:background-color="#ffff6d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0">
      <style:paragraph-properties fo:margin-top="0cm" fo:margin-bottom="0cm" style:contextual-spacing="false"/>
    </style:style>
    <style:style style:name="P17" style:family="paragraph" style:parent-style-name="Text_20_body">
      <style:text-properties officeooo:paragraph-rsid="0015ae55"/>
    </style:style>
    <style:style style:name="T1" style:family="text">
      <style:text-properties officeooo:rsid="0015ae55"/>
    </style:style>
    <style:style style:name="T2" style:family="text">
      <style:text-properties fo:color="#800080" loext:opacity="100%" fo:font-size="28pt" fo:font-weight="bold" officeooo:rsid="0015ae55" style:font-size-asian="28pt" style:font-weight-asian="bold" style:font-size-complex="28pt" style:font-weight-complex="bold"/>
    </style:style>
    <style:style style:name="T3" style:family="text">
      <style:text-properties fo:background-color="#ffff38" loext:char-shading-value="0"/>
    </style:style>
    <style:style style:name="T4" style:family="text">
      <style:text-properties fo:background-color="#ffff38" loext:char-shading-value="0"/>
    </style:style>
    <style:style style:name="T5" style:family="text">
      <style:text-properties fo:background-color="#ffff6d" loext:char-shading-value="0"/>
    </style:style>
    <style:style style:name="T6" style:family="text">
      <style:text-properties fo:background-color="#ffff6d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Source_20_Text"><text:span text:style-name="T2">GIT BLAME</text:span></text:span></text:p>
      <text:p text:style-name="Text_20_body"><text:span text:style-name="Source_20_Text">git blame</text:span> is a command used in Git to display the <text:span text:style-name="Strong_20_Emphasis">line-by-line history</text:span> of a file. It shows who made the last modification to each line and the corresponding commit hash, date, and author. This is particularly helpful for tracking changes, identifying contributors, and debugging issues.</text:p>
      <text:p text:style-name="Horizontal_20_Line"/>
      <text:h text:style-name="Heading_20_2" text:outline-level="2"><text:span text:style-name="Strong_20_Emphasis">Key Components of </text:span><text:span text:style-name="Strong_20_Emphasis"><text:span text:style-name="Source_20_Text">git blame</text:span></text:span><text:span text:style-name="Strong_20_Emphasis"> Output</text:span></text:h>
      <text:p text:style-name="Text_20_body">When you run <text:span text:style-name="Source_20_Text">git blame &lt;file&gt;</text:span>, the output is typically in this format:</text:p>
      <text:p text:style-name="P2"><text:span text:style-name="Source_20_Text"><text:span text:style-name="T4">&lt;commit hash&gt; (&lt;author&gt; &lt;date&gt; &lt;time&gt; &lt;line-number&gt;) &lt;line-content&gt;</text:span></text:span></text:p>
      <text:p text:style-name="Text_20_body">For example:</text:p>
      <text:p text:style-name="P1"><text:span text:style-name="Source_20_Text"><text:span text:style-name="T4">1a2b3c4d (JohnDoe 2024-06-17 10:30:45 <text:s/>1) def my_function():</text:span></text:span></text:p>
      <text:p text:style-name="P3"><text:span text:style-name="Source_20_Text"><text:span text:style-name="T4">1a2b3c4d (JohnDoe 2024-06-17 10:30:45 <text:s/>2) <text:s text:c="4"/>print("Hello World")</text:span></text:span></text:p>
      <text:p text:style-name="P4"><text:span text:style-name="Source_20_Text"><text:span text:style-name="T4">5e6f7g8h (JaneDoe 2024-06-18 11:15:22 <text:s/>3) <text:s text:c="4"/>print("New line added")</text:span></text:span></text:p>
      <text:list text:style-name="L2">
        <text:list-item>
          <text:p text:style-name="P7"><text:span text:style-name="Strong_20_Emphasis">Commit Hash</text:span>: <text:span text:style-name="Source_20_Text">1a2b3c4d</text:span> shows the commit ID for the last change to that line.</text:p>
        </text:list-item>
        <text:list-item>
          <text:p text:style-name="P7"><text:span text:style-name="Strong_20_Emphasis">Author</text:span>: <text:span text:style-name="Source_20_Text">JohnDoe</text:span> or <text:span text:style-name="Source_20_Text">JaneDoe</text:span> who last modified the line.</text:p>
        </text:list-item>
        <text:list-item>
          <text:p text:style-name="P7"><text:span text:style-name="Strong_20_Emphasis">Date/Time</text:span>: When the modification was made.</text:p>
        </text:list-item>
        <text:list-item>
          <text:p text:style-name="P7"><text:span text:style-name="Strong_20_Emphasis">Line Number</text:span>: The line number in the file.</text:p>
        </text:list-item>
        <text:list-item>
          <text:p text:style-name="P6"><text:span text:style-name="Strong_20_Emphasis">Content</text:span>: The actual content of the line.</text:p>
        </text:list-item>
      </text:list>
      <text:p text:style-name="Horizontal_20_Line"/>
      <text:h text:style-name="Heading_20_2" text:outline-level="2"><text:span text:style-name="Strong_20_Emphasis">Common Scenarios and Options</text:span></text:h>
      <text:p text:style-name="Text_20_body">Below are different use cases with examples:</text:p>
      <text:p text:style-name="Horizontal_20_Line"/>
      <text:h text:style-name="Heading_20_3" text:outline-level="3">1. <text:span text:style-name="Strong_20_Emphasis">Basic Usage</text:span></text:h>
      <text:p text:style-name="Text_20_body">Show who modified each line of a file:</text:p>
      <text:p text:style-name="P2"><text:span text:style-name="Source_20_Text"><text:span text:style-name="T4">git blame example.py</text:span></text:span></text:p>
      <text:p text:style-name="Text_20_body"><text:span text:style-name="Strong_20_Emphasis">Output:</text:span></text:p>
      <text:p text:style-name="P1"><text:span text:style-name="Source_20_Text"><text:span text:style-name="T4">a1b2c3d4 (Alice 2024-06-01 14:30:45 <text:s/>1) def add(a, b):</text:span></text:span></text:p>
      <text:p text:style-name="P3"><text:span text:style-name="Source_20_Text"><text:span text:style-name="T4">e5f6g7h8 (Bob <text:s text:c="2"/>2024-06-02 15:40:22 <text:s/>2) <text:s text:c="4"/>return a + b</text:span></text:span></text:p>
      <text:p text:style-name="P3"><text:span text:style-name="Source_20_Text"><text:span text:style-name="T4">e5f6g7h8 (Bob <text:s text:c="2"/>2024-06-02 15:40:22 <text:s/>3) </text:span></text:span></text:p>
      <text:p text:style-name="P4"><text:span text:style-name="Source_20_Text"><text:span text:style-name="T4">i9j0k1l2 (Carol 2024-06-03 16:50:11 <text:s/>4) print(add(2, 3))</text:span></text:span></text:p>
      <text:list text:style-name="L3">
        <text:list-item>
          <text:p text:style-name="P8">You can see <text:span text:style-name="Strong_20_Emphasis">who last modified each line</text:span>, the commit hash, and when it was done.</text:p>
        </text:list-item>
      </text:list>
      <text:p text:style-name="Horizontal_20_Line"/>
      <text:h text:style-name="Heading_20_3" text:outline-level="3">2. <text:span text:style-name="Strong_20_Emphasis">Blame for a Specific Line Range</text:span></text:h>
      <text:p text:style-name="Text_20_body">To blame only lines 10 to 20 of a file:</text:p>
      <text:p text:style-name="P2"><text:soft-page-break/><text:span text:style-name="Source_20_Text"><text:span text:style-name="T4">git blame -L 10,20 example.py</text:span></text:span></text:p>
      <text:p text:style-name="Text_20_body"><text:span text:style-name="Strong_20_Emphasis">Output:</text:span></text:p>
      <text:p text:style-name="P1"><text:span text:style-name="Source_20_Text"><text:span text:style-name="T4">1a2b3c4d (Alice 2024-06-01 10:00:00 10) def my_function():</text:span></text:span></text:p>
      <text:p text:style-name="P3"><text:span text:style-name="Source_20_Text"><text:span text:style-name="T4">5e6f7g8h (Bob <text:s text:c="2"/>2024-06-02 11:15:00 11) <text:s text:c="4"/>print("This is line 11")</text:span></text:span></text:p>
      <text:p text:style-name="P3"><text:span text:style-name="Source_20_Text"><text:span text:style-name="T4">5e6f7g8h (Bob <text:s text:c="2"/>2024-06-02 11:15:00 12) <text:s text:c="4"/>print("This is line 12")</text:span></text:span></text:p>
      <text:p text:style-name="P4"><text:span text:style-name="Source_20_Text"><text:span text:style-name="T4">...</text:span></text:span></text:p>
      <text:p text:style-name="Text_20_body"><text:span text:style-name="Strong_20_Emphasis">Options Used</text:span>:</text:p>
      <text:list text:style-name="L4">
        <text:list-item>
          <text:p text:style-name="P9"><text:span text:style-name="Source_20_Text">-L &lt;start&gt;,&lt;end&gt;</text:span>: Limits the output to the specified line range.</text:p>
        </text:list-item>
      </text:list>
      <text:p text:style-name="Horizontal_20_Line"/>
      <text:h text:style-name="Heading_20_3" text:outline-level="3">3. <text:span text:style-name="Strong_20_Emphasis">Blame Based on a Specific Commit</text:span></text:h>
      <text:p text:style-name="Text_20_body">If you want to blame the file as it was in a specific commit:</text:p>
      <text:p text:style-name="P2"><text:span text:style-name="Source_20_Text"><text:span text:style-name="T4">git blame &lt;commit-hash&gt; -- example.py</text:span></text:span></text:p>
      <text:p text:style-name="Text_20_body">For example:</text:p>
      <text:p text:style-name="P2"><text:span text:style-name="Source_20_Text"><text:span text:style-name="T4">git blame a1b2c3d4 -- example.py</text:span></text:span></text:p>
      <text:p text:style-name="Text_20_body">This shows the blame output for <text:span text:style-name="Source_20_Text">example.py</text:span> as it existed at commit <text:span text:style-name="Source_20_Text">a1b2c3d4</text:span>.</text:p>
      <text:p text:style-name="Horizontal_20_Line"/>
      <text:h text:style-name="Heading_20_3" text:outline-level="3"><text:span text:style-name="T1">4</text:span>. <text:span text:style-name="Strong_20_Emphasis">Show Blame with Commit Details</text:span></text:h>
      <text:p text:style-name="Text_20_body">If you want to see more details like the commit message for each blamed line:</text:p>
      <text:p text:style-name="P2"><text:span text:style-name="Source_20_Text"><text:span text:style-name="T4">git blame -p example.py</text:span></text:span></text:p>
      <text:list text:style-name="L6">
        <text:list-item>
          <text:p text:style-name="P11"><text:span text:style-name="Source_20_Text">-p</text:span>: Shows a detailed <text:span text:style-name="Strong_20_Emphasis">porcelain format</text:span> with commit details.</text:p>
        </text:list-item>
      </text:list>
      <text:p text:style-name="Horizontal_20_Line"/>
      <text:h text:style-name="Heading_20_2" text:outline-level="2"><text:span text:style-name="Strong_20_Emphasis">Practical Example Scenario</text:span></text:h>
      <text:p text:style-name="Text_20_body">Imagine you are debugging a bug in a Python file, <text:span text:style-name="Source_20_Text">app.py</text:span>. You suspect a change in a specific line introduced the bug.</text:p>
      <text:h text:style-name="Heading_20_3" text:outline-level="3">Step 1: Run <text:span text:style-name="Source_20_Text">git blame</text:span></text:h>
      <text:p text:style-name="P2"><text:span text:style-name="Source_20_Text"><text:span text:style-name="T4">git blame app.py</text:span></text:span></text:p>
      <text:p text:style-name="Text_20_body"><text:span text:style-name="Strong_20_Emphasis">Output:</text:span></text:p>
      <text:p text:style-name="P1"><text:span text:style-name="Source_20_Text"><text:span text:style-name="T6">1a2b3c4d (Alice 2024-06-01 10:00:00 <text:s/>10) def buggy_function():</text:span></text:span></text:p>
      <text:p text:style-name="P4"><text:span text:style-name="Source_20_Text"><text:span text:style-name="T6">5e6f7g8h (Bob <text:s text:c="2"/>2024-06-02 11:15:00 <text:s/>11) <text:s text:c="4"/>result = 1 / 0 <text:s text:c="2"/># &lt;-- Division by zero</text:span></text:span></text:p>
      <text:p text:style-name="Text_20_body">Here, you see that Bob added the line causing the bug.</text:p>
      <text:h text:style-name="Heading_20_3" text:outline-level="3"><text:soft-page-break/>Step 2: Check the Commit Details</text:h>
      <text:p text:style-name="Text_20_body">Now you can look at Bob's commit with <text:span text:style-name="Source_20_Text">git show</text:span>:</text:p>
      <text:p text:style-name="P2"><text:span text:style-name="Source_20_Text"><text:span text:style-name="T6">git show 5e6f7g8h</text:span></text:span></text:p>
      <text:p text:style-name="Text_20_body"><text:span text:style-name="Strong_20_Emphasis">Output</text:span>:</text:p>
      <text:p text:style-name="P1"><text:span text:style-name="Source_20_Text"><text:span text:style-name="T6">commit 5e6f7g8h</text:span></text:span></text:p>
      <text:p text:style-name="P3"><text:span text:style-name="Source_20_Text"><text:span text:style-name="T6">Author: Bob &lt;bob@example.com&gt;</text:span></text:span></text:p>
      <text:p text:style-name="P3"><text:span text:style-name="Source_20_Text"><text:span text:style-name="T6">Date: <text:s text:c="2"/>2024-06-02 11:15:00</text:span></text:span></text:p>
      <text:p text:style-name="P5"/>
      <text:p text:style-name="P3"><text:span text:style-name="Source_20_Text"><text:span text:style-name="T6"><text:s text:c="4"/>Fixed typo in buggy_function</text:span></text:span></text:p>
      <text:p text:style-name="P5"/>
      <text:p text:style-name="P3"><text:span text:style-name="Source_20_Text"><text:span text:style-name="T6">diff --git a/app.py b/app.py</text:span></text:span></text:p>
      <text:p text:style-name="P4"><text:span text:style-name="Source_20_Text"><text:span text:style-name="T6">+ <text:s text:c="4"/>result = 1 / 0 <text:s text:c="2"/># Bug introduced here</text:span></text:span></text:p>
      <text:p text:style-name="Text_20_body">From here, you can either:</text:p>
      <text:list text:style-name="L10">
        <text:list-item>
          <text:p text:style-name="P16"><text:span text:style-name="Strong_20_Emphasis">Ask Bob</text:span> about the change, or</text:p>
        </text:list-item>
        <text:list-item>
          <text:p text:style-name="P15"><text:span text:style-name="Strong_20_Emphasis">Revert the commit</text:span> or fix the bug.</text:p>
        </text:list-item>
      </text:list>
      <text:p text:style-name="Horizontal_20_Line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2:13:22.374113297</meta:creation-date>
    <dc:date>2024-12-17T12:22:52.135965843</dc:date>
    <meta:editing-duration>PT9M30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3" meta:paragraph-count="66" meta:word-count="496" meta:character-count="2950" meta:non-whitespace-character-count="2473"/>
  </office:meta>
</office:document-meta>
</file>